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115642" officeooo:paragraph-rsid="0016fa46" style:font-size-asian="12pt" style:font-weight-asian="normal" style:font-size-complex="12pt" style:font-weight-complex="normal"/>
    </style:style>
    <style:style style:name="P2"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0aa242" officeooo:paragraph-rsid="001278c6" style:font-size-asian="12pt" style:font-weight-asian="normal" style:font-size-complex="12pt" style:font-weight-complex="normal"/>
    </style:style>
    <style:style style:name="P3"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0aa242" officeooo:paragraph-rsid="000aa242" style:font-size-asian="12pt" style:font-weight-asian="normal" style:font-size-complex="12pt" style:font-weight-complex="normal"/>
    </style:style>
    <style:style style:name="P4"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0aa242" officeooo:paragraph-rsid="003284e6" style:font-size-asian="12pt" style:font-weight-asian="normal" style:font-size-complex="12pt" style:font-weight-complex="normal"/>
    </style:style>
    <style:style style:name="P5"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13e8ff" officeooo:paragraph-rsid="0013eab5" style:font-size-asian="12pt" style:font-weight-asian="normal" style:font-size-complex="12pt" style:font-weight-complex="normal"/>
    </style:style>
    <style:style style:name="P6"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13eab5" officeooo:paragraph-rsid="0013eab5" style:font-size-asian="12pt" style:font-weight-asian="normal" style:font-size-complex="12pt" style:font-weight-complex="normal"/>
    </style:style>
    <style:style style:name="P7"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16fa46" officeooo:paragraph-rsid="0016fa46" style:font-size-asian="12pt" style:font-weight-asian="normal" style:font-size-complex="12pt" style:font-weight-complex="normal"/>
    </style:style>
    <style:style style:name="P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089adc" officeooo:paragraph-rsid="00089adc" style:font-size-asian="12pt" style:font-weight-asian="normal" style:font-size-complex="12pt" style:font-weight-complex="normal"/>
    </style:style>
    <style:style style:name="P9"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245479" officeooo:paragraph-rsid="002fa521" style:font-size-asian="12pt" style:font-weight-asian="normal" style:font-size-complex="12pt" style:font-weight-complex="normal"/>
    </style:style>
    <style:style style:name="P10"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1278c6" officeooo:paragraph-rsid="003284e6" style:font-size-asian="12pt" style:font-weight-asian="normal" style:font-size-complex="12pt" style:font-weight-complex="normal"/>
    </style:style>
    <style:style style:name="P11"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0aefaf" officeooo:paragraph-rsid="001278c6" style:font-size-asian="12pt" style:font-weight-asian="normal" style:font-size-complex="12pt" style:font-weight-complex="normal"/>
    </style:style>
    <style:style style:name="P12"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157e65" officeooo:paragraph-rsid="00157e65" style:font-size-asian="12pt" style:font-weight-asian="normal" style:font-size-complex="12pt" style:font-weight-complex="normal"/>
    </style:style>
    <style:style style:name="P13"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157e65" officeooo:paragraph-rsid="0016fa46" style:font-size-asian="12pt" style:font-weight-asian="normal" style:font-size-complex="12pt" style:font-weight-complex="normal"/>
    </style:style>
    <style:style style:name="P14"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31a114" officeooo:paragraph-rsid="002fa521" style:font-size-asian="12pt" style:font-weight-asian="normal" style:font-size-complex="12pt" style:font-weight-complex="normal"/>
    </style:style>
    <style:style style:name="P15"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fo:font-weight="normal" officeooo:rsid="00360e1e" officeooo:paragraph-rsid="00360e1e" style:font-size-asian="12pt" style:font-weight-asian="normal" style:font-size-complex="12pt" style:font-weight-complex="normal"/>
    </style:style>
    <style:style style:name="P16"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solid" style:text-underline-width="auto" style:text-underline-color="font-color" fo:font-weight="normal" officeooo:rsid="00115642" officeooo:paragraph-rsid="00130bdd" style:font-size-asian="12pt" style:font-weight-asian="normal" style:font-size-complex="12pt" style:font-weight-complex="normal"/>
    </style:style>
    <style:style style:name="P17"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solid" style:text-underline-width="auto" style:text-underline-color="font-color" fo:font-weight="normal" officeooo:rsid="0020db5f" officeooo:paragraph-rsid="0020db5f" style:font-size-asian="12pt" style:font-weight-asian="normal" style:font-size-complex="12pt" style:font-weight-complex="normal"/>
    </style:style>
    <style:style style:name="P1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solid" style:text-underline-width="auto" style:text-underline-color="font-color" fo:font-weight="normal" officeooo:rsid="00224f20" officeooo:paragraph-rsid="00224f20" style:font-size-asian="12pt" style:font-weight-asian="normal" style:font-size-complex="12pt" style:font-weight-complex="normal"/>
    </style:style>
    <style:style style:name="P19"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solid" style:text-underline-width="auto" style:text-underline-color="font-color" fo:font-weight="normal" officeooo:rsid="00273a33" officeooo:paragraph-rsid="00273a33" style:font-size-asian="12pt" style:font-weight-asian="normal" style:font-size-complex="12pt" style:font-weight-complex="normal"/>
    </style:style>
    <style:style style:name="P20"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solid" style:text-underline-width="auto" style:text-underline-color="font-color" fo:font-weight="bold" officeooo:rsid="001cc98c" officeooo:paragraph-rsid="001cc98c" style:font-size-asian="12pt" style:font-weight-asian="bold" style:font-size-complex="12pt" style:font-weight-complex="bold"/>
    </style:style>
    <style:style style:name="P21"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solid" style:text-underline-width="auto" style:text-underline-color="font-color" fo:font-weight="bold" officeooo:rsid="00130bdd" officeooo:paragraph-rsid="00130bdd" style:font-size-asian="12pt" style:font-weight-asian="bold" style:font-size-complex="12pt" style:font-weight-complex="bold"/>
    </style:style>
    <style:style style:name="P22"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none" fo:font-weight="normal" officeooo:rsid="00188553" officeooo:paragraph-rsid="00188553" style:font-size-asian="12pt" style:font-weight-asian="normal" style:font-size-complex="12pt" style:font-weight-complex="normal"/>
    </style:style>
    <style:style style:name="P23"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none" fo:font-weight="normal" officeooo:rsid="00197286" officeooo:paragraph-rsid="00197286" style:font-size-asian="12pt" style:font-weight-asian="normal" style:font-size-complex="12pt" style:font-weight-complex="normal"/>
    </style:style>
    <style:style style:name="P24"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none" fo:font-weight="normal" officeooo:rsid="001cc98c" officeooo:paragraph-rsid="0034ee94" style:font-size-asian="12pt" style:font-weight-asian="normal" style:font-size-complex="12pt" style:font-weight-complex="normal"/>
    </style:style>
    <style:style style:name="P25"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none" fo:font-weight="normal" officeooo:rsid="001f1b45" officeooo:paragraph-rsid="001f1b45" style:font-size-asian="12pt" style:font-weight-asian="normal" style:font-size-complex="12pt" style:font-weight-complex="normal"/>
    </style:style>
    <style:style style:name="P26"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none" fo:font-weight="normal" officeooo:rsid="0033f00c" officeooo:paragraph-rsid="0033f00c" style:font-size-asian="12pt" style:font-weight-asian="normal" style:font-size-complex="12pt" style:font-weight-complex="normal"/>
    </style:style>
    <style:style style:name="P27"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none" fo:font-weight="normal" officeooo:rsid="00245479" officeooo:paragraph-rsid="00224f20" style:font-size-asian="12pt" style:font-weight-asian="normal" style:font-size-complex="12pt" style:font-weight-complex="normal"/>
    </style:style>
    <style:style style:name="P2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2pt" style:text-underline-style="none" fo:font-weight="normal" officeooo:rsid="00273a33" officeooo:paragraph-rsid="00273a33" style:font-size-asian="10.5pt" style:font-weight-asian="normal" style:font-size-complex="12pt" style:font-weight-complex="normal"/>
    </style:style>
    <style:style style:name="P29" style:family="paragraph" style:parent-style-name="Standard">
      <loext:graphic-properties draw:fill="none"/>
      <style:paragraph-properties fo:margin-left="0.5in" fo:margin-right="0.4366in" fo:text-align="center" style:justify-single-word="false" fo:text-indent="0in" style:auto-text-indent="false" fo:background-color="transparent"/>
      <style:text-properties fo:font-size="16pt" fo:font-weight="bold" officeooo:rsid="000d2575" officeooo:paragraph-rsid="000d2575" style:font-size-asian="16pt" style:font-weight-asian="bold" style:font-size-complex="16pt" style:font-weight-complex="bold"/>
    </style:style>
    <style:style style:name="P30" style:family="paragraph" style:parent-style-name="Standard">
      <loext:graphic-properties draw:fill="none"/>
      <style:paragraph-properties fo:margin-left="0.5in" fo:margin-right="0.4366in" fo:text-align="center" style:justify-single-word="false" fo:text-indent="0in" style:auto-text-indent="false" fo:background-color="transparent"/>
      <style:text-properties fo:font-size="16pt" fo:font-weight="bold" officeooo:rsid="001278c6" officeooo:paragraph-rsid="001278c6" style:font-size-asian="16pt" style:font-weight-asian="bold" style:font-size-complex="16pt" style:font-weight-complex="bold"/>
    </style:style>
    <style:style style:name="P31" style:family="paragraph" style:parent-style-name="Standard">
      <loext:graphic-properties draw:fill="none"/>
      <style:paragraph-properties fo:margin-left="0.5in" fo:margin-right="0.4366in" fo:text-align="center" style:justify-single-word="false" fo:text-indent="0in" style:auto-text-indent="false" fo:background-color="transparent"/>
      <style:text-properties fo:font-size="16pt" fo:font-weight="bold" officeooo:rsid="00089adc" officeooo:paragraph-rsid="00089adc" style:font-size-asian="16pt" style:font-weight-asian="bold" style:font-size-complex="16pt" style:font-weight-complex="bold"/>
    </style:style>
    <style:style style:name="P32" style:family="paragraph" style:parent-style-name="Standard">
      <loext:graphic-properties draw:fill="none"/>
      <style:paragraph-properties fo:margin-left="0.5in" fo:margin-right="0.4366in" fo:text-align="center" style:justify-single-word="false" fo:text-indent="0in" style:auto-text-indent="false" fo:background-color="transparent"/>
      <style:text-properties fo:font-size="16pt" officeooo:rsid="00115642" officeooo:paragraph-rsid="00115642" style:font-size-asian="16pt" style:font-size-complex="16pt"/>
    </style:style>
    <style:style style:name="P33"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size="16pt" style:text-underline-style="solid" style:text-underline-width="auto" style:text-underline-color="font-color" fo:font-weight="bold" officeooo:rsid="00273a33" officeooo:paragraph-rsid="00273a33" style:font-size-asian="14pt" style:font-weight-asian="bold" style:font-size-complex="16pt" style:font-weight-complex="bold"/>
    </style:style>
    <style:style style:name="P34" style:family="paragraph" style:parent-style-name="Standard" style:master-page-name="">
      <loext:graphic-properties draw:fill="none"/>
      <style:paragraph-properties fo:margin-left="0.5in" fo:margin-right="0.4366in" fo:text-align="center" style:justify-single-word="false" fo:text-indent="0in" style:auto-text-indent="false" style:page-number="auto" fo:background-color="transparent">
        <style:tab-stops>
          <style:tab-stop style:position="6in"/>
        </style:tab-stops>
      </style:paragraph-properties>
      <style:text-properties fo:font-size="14pt" style:font-size-asian="12.25pt" style:font-size-complex="14pt"/>
    </style:style>
    <style:style style:name="P35"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fo:font-size="12pt" fo:font-weight="normal" officeooo:rsid="003284e6" officeooo:paragraph-rsid="003284e6" style:font-size-asian="12pt" style:font-weight-asian="normal" style:font-size-complex="12pt" style:font-weight-complex="normal"/>
    </style:style>
    <style:style style:name="P36"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fo:font-size="12pt" fo:font-weight="normal" officeooo:rsid="0013eab5" officeooo:paragraph-rsid="00157e65" style:font-size-asian="12pt" style:font-weight-asian="normal" style:font-size-complex="12pt" style:font-weight-complex="normal"/>
    </style:style>
    <style:style style:name="P37"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fo:font-size="12pt" fo:font-weight="bold" officeooo:rsid="000566dd" officeooo:paragraph-rsid="000422e2" style:font-size-asian="12pt" style:font-weight-asian="bold" style:font-size-complex="12pt" style:font-weight-complex="bold"/>
    </style:style>
    <style:style style:name="P38" style:family="paragraph" style:parent-style-name="Standard" style:list-style-name="L1">
      <loext:graphic-properties draw:fill="none"/>
      <style:paragraph-properties fo:text-align="start" style:justify-single-word="false" fo:background-color="transparent"/>
      <style:text-properties fo:font-size="12pt" fo:font-weight="normal" officeooo:rsid="0022f091" officeooo:paragraph-rsid="0022f091" style:font-size-asian="12pt" style:font-weight-asian="normal" style:font-size-complex="12pt" style:font-weight-complex="normal"/>
    </style:style>
    <style:style style:name="P39" style:family="paragraph" style:parent-style-name="Standard" style:list-style-name="L1">
      <loext:graphic-properties draw:fill="none"/>
      <style:paragraph-properties fo:text-align="start" style:justify-single-word="false" fo:background-color="transparent"/>
      <style:text-properties fo:font-size="12pt" fo:font-weight="normal" officeooo:rsid="000de45a" officeooo:paragraph-rsid="000de45a" style:font-size-asian="12pt" style:font-weight-asian="normal" style:font-size-complex="12pt" style:font-weight-complex="normal"/>
    </style:style>
    <style:style style:name="P40"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fo:font-size="16pt" fo:font-weight="bold" officeooo:rsid="00360e1e" officeooo:paragraph-rsid="000422e2"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0422e2" style:font-weight-asian="bold" style:font-weight-complex="bold"/>
    </style:style>
    <style:style style:name="T3" style:family="text">
      <style:text-properties officeooo:rsid="00115642"/>
    </style:style>
    <style:style style:name="T4" style:family="text">
      <style:text-properties officeooo:rsid="001278c6"/>
    </style:style>
    <style:style style:name="T5" style:family="text">
      <style:text-properties officeooo:rsid="0013e8ff"/>
    </style:style>
    <style:style style:name="T6" style:family="text">
      <style:text-properties officeooo:rsid="0013eab5"/>
    </style:style>
    <style:style style:name="T7" style:family="text">
      <style:text-properties officeooo:rsid="00157e65"/>
    </style:style>
    <style:style style:name="T8" style:family="text">
      <style:text-properties officeooo:rsid="00188553"/>
    </style:style>
    <style:style style:name="T9" style:family="text">
      <style:text-properties officeooo:rsid="0019f3ac"/>
    </style:style>
    <style:style style:name="T10" style:family="text">
      <style:text-properties officeooo:rsid="001cc98c"/>
    </style:style>
    <style:style style:name="T11" style:family="text">
      <style:text-properties officeooo:rsid="001d8943"/>
    </style:style>
    <style:style style:name="T12" style:family="text">
      <style:text-properties officeooo:rsid="0020db5f"/>
    </style:style>
    <style:style style:name="T13" style:family="text">
      <style:text-properties fo:font-size="16pt" fo:font-weight="bold" officeooo:rsid="0001f680" style:font-size-asian="16pt" style:font-weight-asian="bold" style:font-size-complex="16pt" style:font-weight-complex="bold"/>
    </style:style>
    <style:style style:name="T14" style:family="text">
      <style:text-properties fo:font-size="16pt" style:text-underline-style="solid" style:text-underline-width="auto" style:text-underline-color="font-color" officeooo:rsid="00360e1e" style:font-size-asian="14pt" style:font-size-complex="16pt"/>
    </style:style>
    <style:style style:name="T15" style:family="text">
      <style:text-properties style:text-underline-style="none"/>
    </style:style>
    <style:style style:name="T16" style:family="text">
      <style:text-properties style:text-underline-style="none" officeooo:rsid="0022f091"/>
    </style:style>
    <style:style style:name="T17" style:family="text">
      <style:text-properties style:text-underline-style="none" officeooo:rsid="00245479"/>
    </style:style>
    <style:style style:name="T18" style:family="text">
      <style:text-properties style:text-underline-style="none" officeooo:rsid="00273a33"/>
    </style:style>
    <style:style style:name="T19" style:family="text">
      <style:text-properties style:text-underline-style="none" officeooo:rsid="0029ffce"/>
    </style:style>
    <style:style style:name="T20" style:family="text">
      <style:text-properties style:text-underline-style="none" officeooo:rsid="003284e6"/>
    </style:style>
    <style:style style:name="T21" style:family="text">
      <style:text-properties style:text-underline-style="none" officeooo:rsid="00360e1e"/>
    </style:style>
    <style:style style:name="T22" style:family="text">
      <style:text-properties officeooo:rsid="00224f20"/>
    </style:style>
    <style:style style:name="T23" style:family="text">
      <style:text-properties officeooo:rsid="0025c1a5"/>
    </style:style>
    <style:style style:name="T24" style:family="text">
      <style:text-properties officeooo:rsid="00273a33"/>
    </style:style>
    <style:style style:name="T25" style:family="text">
      <style:text-properties officeooo:rsid="002fa521"/>
    </style:style>
    <style:style style:name="T26" style:family="text">
      <style:text-properties officeooo:rsid="0033f00c"/>
    </style:style>
    <style:style style:name="T27" style:family="text">
      <style:text-properties officeooo:rsid="0034ee94"/>
    </style:style>
    <style:style style:name="T28" style:family="text">
      <style:text-properties officeooo:rsid="00360e1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tab/><text:span text:style-name="T13">Abstract</text:span></text:p>
      <text:p text:style-name="P7">TODO</text:p>
      <text:p text:style-name="P8"/>
      <text:p text:style-name="P31">Motivations</text:p>
      <text:p text:style-name="P4"><text:s/>Instrument Recognition <text:span text:style-name="T4">is an important problem within the field of Music Information Retreival (MIR), that has</text:span> <text:span text:style-name="T4">possible commercial applications in music recommendation and automatic music transcription. </text:span></text:p>
      <text:p text:style-name="P4"/>
      <text:p text:style-name="P10"><text:s/>Currently music recommendation services, such as those which Spotify uses, are based on semantic labels which are manually added to data, and also collaborative filtering between users. Both of these methods are imperfect: manually labelling data is an impossible task when scaled to the quantities that music is being produced at, and collaborative filtering makes assumptions about a user’s tastes which are not always true.</text:p>
      <text:p text:style-name="P2"/>
      <text:p text:style-name="P11"><text:s/>An improved recommendation system would extract musical information from the audio (including instrument and timbre information) and use this information to recommend tracks that are sonically similar.</text:p>
      <text:p text:style-name="P3"/>
      <text:p text:style-name="P30">Research</text:p>
      <text:p text:style-name="P15">TODO</text:p>
      <text:p text:style-name="P8"/>
      <text:p text:style-name="P29">Aims</text:p>
      <text:list xml:id="list2695453836" text:style-name="L1">
        <text:list-item>
          <text:p text:style-name="P38">Train various learning algorithms on monophonic audio</text:p>
        </text:list-item>
        <text:list-item>
          <text:p text:style-name="P39"><text:span text:style-name="T3">T</text:span>est the effectiveness of <text:span text:style-name="T22">these algorithms</text:span> when applied to polyphonic <text:span text:style-name="T5">audio, and compare these to algorithms trained on polyphonic data</text:span></text:p>
        </text:list-item>
      </text:list>
      <text:p text:style-name="P8"/>
      <text:p text:style-name="P32"><text:span text:style-name="T2">M</text:span><text:span text:style-name="T1">ethodology</text:span></text:p>
      <text:p text:style-name="P21">Datasets</text:p>
      <text:p text:style-name="P5"><text:s/>To increase the robustness of the learner, <text:span text:style-name="T23">data was collected</text:span> from <text:span text:style-name="T23">several</text:span> <text:span text:style-name="T23">sources</text:span>. This is to account for variations between recordings that might occur, such as acoustic properties of the room recorded in, acoustic variations between makes of instrument, differences in microphone used, <text:span text:style-name="T6">and differences between players and playing style.</text:span></text:p>
      <text:p text:style-name="P5"/>
      <text:p text:style-name="P6"><text:s/><text:span text:style-name="T26">Audio samples</text:span> of single notes being played on each instrument <text:span text:style-name="T26">will be used as training data</text:span>. To create polyphonic sounds, <text:span text:style-name="T22">samples will be</text:span> combine<text:span text:style-name="T22">d</text:span> together between <text:span text:style-name="T28">pairs of</text:span> different <text:span text:style-name="T7">instruments.</text:span></text:p>
      <text:p text:style-name="P5"/>
      <text:p text:style-name="P7"><text:s/>All of these samples are in the creative commons and are free to download and use in projects. <text:span text:style-name="T10">All recordings are WAV files sampled at </text:span><text:soft-page-break/><text:span text:style-name="T10">44100hz apart from a few from freesound.org which were converted to the same format as the others using a program called SoX.</text:span></text:p>
      <text:p text:style-name="Standard"/>
      <text:p text:style-name="P36"><text:tab/>Philharmonia Orchestral Samples [PHM]</text:p>
      <text:p text:style-name="P12">University of IOWA Electronic Music Studios [UOI]</text:p>
      <text:p text:style-name="P13">Sonatina Symphonic Orchestra [SSO]</text:p>
      <text:p text:style-name="P7">VSCO2 Community edition [<text:span text:style-name="T24">VCSO</text:span>]</text:p>
      <text:p text:style-name="P7">MSLP [5]</text:p>
      <text:p text:style-name="P7">Carlos Vaquero [<text:span text:style-name="T24">CV</text:span>]</text:p>
      <text:p text:style-name="P7">MTG [<text:span text:style-name="T24">MTG</text:span>]</text:p>
      <text:p text:style-name="P7">O<text:span text:style-name="T8">pen Path Music [OPM]</text:span></text:p>
      <text:p text:style-name="P7"/>
      <text:p text:style-name="P9"><text:span text:style-name="T26"><text:s/>Only</text:span> instruments which appear in at least <text:span text:style-name="T25">4</text:span> different datasets <text:span text:style-name="T26">will be used, which</text:span> narrow<text:span text:style-name="T26">s</text:span> the selection of instruments down to the following <text:span text:style-name="T25">13</text:span>:</text:p>
      <text:p text:style-name="P14">Bassoon, Cello, Clarinet, Double Bass, Flute, French Horn, Guitar, Oboe, Saxophone, Trombone, Trumpet, Tuba, Violin.</text:p>
      <text:p text:style-name="P35"/>
      <text:p text:style-name="P20">Preprocessing</text:p>
      <text:p text:style-name="P24"><text:s/>Before performing feature extraction on the samples, <text:span text:style-name="T27">a</text:span> python library called PyDub <text:span text:style-name="T27">will be used to remove</text:span> silence from the beginning and end of <text:span text:style-name="T11">each</text:span> note. <text:span text:style-name="T11">This is two prevent silence in the audio being classified as a specific instrument.</text:span> In the case of polyphonic samples PyDub <text:span text:style-name="T27">will be used</text:span> to join two samples together and also ensure that there <text:span text:style-name="T27">are</text:span> two instruments sounding throughout the <text:span text:style-name="T27">entire</text:span> duration of the sample (cut<text:span text:style-name="T27">ting</text:span> down combined signals to the length of the shortest sample of the two that were combined). </text:p>
      <text:p text:style-name="P1"/>
      <text:p text:style-name="P21">Feature Extraction</text:p>
      <text:p text:style-name="P22"><text:s/>To extract features from the audio, I us<text:span text:style-name="T22">ed</text:span> <text:span text:style-name="T10">L</text:span>ibrosa which is a python library that contains functions for extracting a variety of features.</text:p>
      <text:p text:style-name="P22"/>
      <text:p text:style-name="P23"><text:s/>Success in previous studies on instrument recgonition, and also the similar problem of speech recognition, has been acheived using Mel Frequency Cepstral Coefficients (MFCCs), <text:span text:style-name="T9">which are a set of coefficients related to the sprectral information of a sound. MFCCs are calculated by taking Fast Fourier Transform (FFT) for small time windows of a signal (2048 samples which equates to just over 10ms) during which spectral qualities of the sound are assumed to be non moving. This produces a spectrum which contains information of frequencies present in the window. These values are mapped to the mel scale, which is a logarithmic scale similar to how humans perceive sounds.</text:span></text:p>
      <text:p text:style-name="P23"/>
      <text:p text:style-name="P26"><text:s/>I will use the first 13 coefficients as features as this is enough to contain information about <text:span text:style-name="T28">about the general shape of the spectrum.</text:span></text:p>
      <text:p text:style-name="P26"/>
      <text:p text:style-name="P22"/>
      <text:p text:style-name="P21"><text:soft-page-break/>Learning Algorithms</text:p>
      <text:p text:style-name="P25"><text:s/>To learn the features <text:span text:style-name="T22">tested</text:span> <text:span text:style-name="T12">a few</text:span> different algorithms and <text:span text:style-name="T12">compared the results.</text:span></text:p>
      <text:p text:style-name="P25"/>
      <text:p text:style-name="P17">K-NN</text:p>
      <text:p text:style-name="P18"><text:span text:style-name="T15"><text:s/>K Nearest Neighbors is an algorithm that assigns a class to a data point that is equal to that which the majority of the k closest points have. Different measure</text:span><text:span text:style-name="T17">s</text:span><text:span text:style-name="T15"> of distance can be used to determine the closeness of </text:span><text:span text:style-name="T16">two points. </text:span><text:span text:style-name="T18">These parameters can be tuned to give the optimal accuracy.</text:span></text:p>
      <text:p text:style-name="P27"/>
      <text:p text:style-name="P19"><text:span text:style-name="T15"><text:s/>K-Nearest Nei</text:span><text:span text:style-name="T20">g</text:span><text:span text:style-name="T15">hbours is known as a lazy learning algorithm because as opposed to other algorithms it </text:span><text:span text:style-name="T19">requires no training and the only calculations are performed as the </text:span><text:span text:style-name="T21">data is tested. This means complexity increases with the size of the dataset (which may prove a problem).</text:span></text:p>
      <text:p text:style-name="P16"/>
      <text:p text:style-name="P21">Interpreting results</text:p>
      <text:p text:style-name="P37"/>
      <text:p text:style-name="P37"><text:tab/></text:p>
      <text:p text:style-name="P37"><text:tab/><text:span text:style-name="T14">Results and Analysis</text:span></text:p>
      <text:p text:style-name="P40"/>
      <text:p text:style-name="P33">Bibliography</text:p>
      <text:p text:style-name="P28">[PHM] – Philharmonia Orchestral Sampl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07:42:55.669224480</meta:creation-date>
    <meta:generator>LibreOffice/5.3.0.3$Linux_X86_64 LibreOffice_project/30m0$Build-3</meta:generator>
    <dc:date>2017-03-24T14:23:15.859189112</dc:date>
    <meta:editing-duration>PT3H13M47S</meta:editing-duration>
    <meta:editing-cycles>8</meta:editing-cycles>
    <meta:document-statistic meta:table-count="0" meta:image-count="0" meta:object-count="0" meta:page-count="3" meta:paragraph-count="42" meta:word-count="720" meta:character-count="4618" meta:non-whitespace-character-count="3919"/>
  </office:meta>
</office:document-meta>
</file>